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8">
      <style:paragraph-properties fo:margin-top="0cm" fo:margin-bottom="0cm" style:contextual-spacing="false"/>
    </style:style>
    <style:style style:name="P10" style:family="paragraph" style:parent-style-name="Text_20_body" style:list-style-name="L9"/>
    <style:style style:name="P11" style:family="paragraph" style:parent-style-name="Text_20_body" style:list-style-name="L9">
      <style:paragraph-properties fo:margin-top="0cm" fo:margin-bottom="0cm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0">
      <style:paragraph-properties fo:margin-top="0cm" fo:margin-bottom="0cm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1">
      <style:paragraph-properties fo:margin-top="0cm" fo:margin-bottom="0cm" style:contextual-spacing="false"/>
    </style:style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3">
      <style:paragraph-properties fo:margin-top="0cm" fo:margin-bottom="0cm" style:contextual-spacing="false"/>
    </style:style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5">
      <style:paragraph-properties fo:margin-top="0cm" fo:margin-bottom="0cm" style:contextual-spacing="false"/>
    </style:style>
    <style:style style:name="P22" style:family="paragraph" style:parent-style-name="Text_20_body" style:list-style-name="L16"/>
    <style:style style:name="P23" style:family="paragraph" style:parent-style-name="Text_20_body" style:list-style-name="L16">
      <style:paragraph-properties fo:margin-top="0cm" fo:margin-bottom="0cm" style:contextual-spacing="false"/>
    </style:style>
    <style:style style:name="P24" style:family="paragraph" style:parent-style-name="Text_20_body" style:list-style-name="L17"/>
    <style:style style:name="P25" style:family="paragraph" style:parent-style-name="Text_20_body" style:list-style-name="L17">
      <style:paragraph-properties fo:margin-top="0cm" fo:margin-bottom="0cm" style:contextual-spacing="false"/>
    </style:style>
    <style:style style:name="P26" style:family="paragraph" style:parent-style-name="Text_20_body" style:list-style-name="L18"/>
    <style:style style:name="P27" style:family="paragraph" style:parent-style-name="Text_20_body" style:list-style-name="L18">
      <style:paragraph-properties fo:margin-top="0cm" fo:margin-bottom="0cm" style:contextual-spacing="false"/>
    </style:style>
    <style:style style:name="P28" style:family="paragraph" style:parent-style-name="Text_20_body" style:list-style-name="L19"/>
    <style:style style:name="P29" style:family="paragraph" style:parent-style-name="Text_20_body" style:list-style-name="L19">
      <style:paragraph-properties fo:margin-top="0cm" fo:margin-bottom="0cm" style:contextual-spacing="false"/>
    </style:style>
    <style:style style:name="P30" style:family="paragraph" style:parent-style-name="Text_20_body" style:list-style-name="L20"/>
    <style:style style:name="P31" style:family="paragraph" style:parent-style-name="Text_20_body" style:list-style-name="L20">
      <style:paragraph-properties fo:margin-top="0cm" fo:margin-bottom="0cm" style:contextual-spacing="false"/>
    </style:style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2">
      <style:paragraph-properties fo:margin-top="0cm" fo:margin-bottom="0cm" style:contextual-spacing="false"/>
    </style:style>
    <style:style style:name="P35" style:family="paragraph" style:parent-style-name="Text_20_body" style:list-style-name="L23"/>
    <style:style style:name="P36" style:family="paragraph" style:parent-style-name="Text_20_body" style:list-style-name="L23">
      <style:paragraph-properties fo:margin-top="0cm" fo:margin-bottom="0cm" style:contextual-spacing="false"/>
    </style:style>
    <style:style style:name="P37" style:family="paragraph" style:parent-style-name="Text_20_body" style:list-style-name="L24"/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26">
      <style:paragraph-properties fo:margin-top="0cm" fo:margin-bottom="0cm" style:contextual-spacing="false"/>
    </style:style>
    <style:style style:name="T1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Adicionar Pedido</text:span></text:h>
      <text:p text:style-name="Text_20_body">Essa tela tem como objetivo realizar o cadastro de um novo pedido. Para acessá-la, selecione o ícone <text:span text:style-name="Strong_20_Emphasis">Venda</text:span> e localize a função <text:span text:style-name="Strong_20_Emphasis">Adicionar Pedido</text:span>. Em seguida, será exibida a tela para preenchimento dos campos.</text:p>
      <text:p text:style-name="Horizontal_20_Line"/>
      <text:h text:style-name="Heading_20_3" text:outline-level="3"><text:span text:style-name="Strong_20_Emphasis">Campos da Área Superior da Tela</text:span></text:h>
      <text:list xml:id="list2921342288" text:style-name="L19">
        <text:list-item>
          <text:p text:style-name="P29"><text:span text:style-name="Strong_20_Emphasis">Código</text:span>: Preenchimento automático. Insere uma numeração única para o registro. Não permite alteração.</text:p>
        </text:list-item>
        <text:list-item>
          <text:p text:style-name="P29"><text:span text:style-name="Strong_20_Emphasis">Sequência</text:span>: Preenchimento automático. Informa a sequência do pedido. Não permite alteração.</text:p>
        </text:list-item>
        <text:list-item>
          <text:p text:style-name="P29"><text:span text:style-name="Strong_20_Emphasis">Data Emissão</text:span>: Preenchimento automático. Indica a data de emissão do pedido. Pode ser alterado, se necessário.</text:p>
        </text:list-item>
        <text:list-item>
          <text:p text:style-name="P29"><text:span text:style-name="Strong_20_Emphasis">Código ou Nome</text:span>: Campo para selecionar o cliente. Preencha com o código ou nome ou clique no botão "..." para abrir a tela de consulta.</text:p>
        </text:list-item>
        <text:list-item>
          <text:p text:style-name="P29"><text:span text:style-name="Strong_20_Emphasis">Telefone</text:span>: Preenchido automaticamente com o telefone cadastrado do cliente. Pode ser alterado.</text:p>
        </text:list-item>
        <text:list-item>
          <text:p text:style-name="P29"><text:span text:style-name="Strong_20_Emphasis">Contato</text:span>: Campo para informar o nome do contato no cliente.</text:p>
        </text:list-item>
        <text:list-item>
          <text:p text:style-name="P29"><text:span text:style-name="Strong_20_Emphasis">Tipo</text:span>: Indica o tipo de venda. Caso o tipo desejado não esteja listado, ele deve ser criado.</text:p>
        </text:list-item>
        <text:list-item>
          <text:p text:style-name="P29"><text:span text:style-name="Strong_20_Emphasis">Situação</text:span>: Seleciona a situação do pedido. Caso necessário, a situação pode ser criada.</text:p>
        </text:list-item>
        <text:list-item>
          <text:p text:style-name="P29"><text:span text:style-name="Strong_20_Emphasis">Nota Fiscal</text:span>: Exibe automaticamente o número da nota fiscal após a emissão.</text:p>
        </text:list-item>
        <text:list-item>
          <text:p text:style-name="P29"><text:span text:style-name="Strong_20_Emphasis">Estágio</text:span>: Indica o estágio atual da venda. Pode ser configurado conforme necessidade.</text:p>
        </text:list-item>
        <text:list-item>
          <text:p text:style-name="P29"><text:span text:style-name="Strong_20_Emphasis">Prometido Para</text:span>: Define a data de conclusão ou entrega.</text:p>
        </text:list-item>
        <text:list-item>
          <text:p text:style-name="P28"><text:span text:style-name="Strong_20_Emphasis">Operação</text:span>: Informativo sobre o tipo de operação realizada.</text:p>
        </text:list-item>
      </text:list>
      <text:p text:style-name="Horizontal_20_Line"/>
      <text:h text:style-name="Heading_20_3" text:outline-level="3"><text:span text:style-name="Strong_20_Emphasis">Aba Produtos / Serviços</text:span></text:h>
      <text:list xml:id="list541426100" text:style-name="L20">
        <text:list-item>
          <text:p text:style-name="P31"><text:span text:style-name="Strong_20_Emphasis">Código do Produto ou Serviço</text:span>: Seleção do item a ser adicionado. Pode ser buscado por código ou nome. Utilize o botão "..." para consulta.</text:p>
        </text:list-item>
        <text:list-item>
          <text:p text:style-name="P31"><text:span text:style-name="Strong_20_Emphasis">Unid</text:span>: Unidade de medida cadastrada. Informativo.</text:p>
        </text:list-item>
        <text:list-item>
          <text:p text:style-name="P31"><text:span text:style-name="Strong_20_Emphasis">Peças</text:span>: Quantidade de peças do produto.</text:p>
        </text:list-item>
        <text:list-item>
          <text:p text:style-name="P31"><text:span text:style-name="Strong_20_Emphasis">Comprimento, Largura, Espessura</text:span>: Informativos preenchidos automaticamente com base no cadastro do produto. Podem ser alterados, se necessário.</text:p>
        </text:list-item>
        <text:list-item>
          <text:p text:style-name="P31"><text:span text:style-name="Strong_20_Emphasis">Quant.</text:span>: Quantidade do produto.</text:p>
        </text:list-item>
        <text:list-item>
          <text:p text:style-name="P31"><text:span text:style-name="Strong_20_Emphasis">R$ Valor</text:span>: Valor unitário do produto. Pode ser ajustado.</text:p>
        </text:list-item>
        <text:list-item>
          <text:p text:style-name="P31"><text:span text:style-name="Strong_20_Emphasis">R$ Total</text:span>: Valor total do item no pedido.</text:p>
        </text:list-item>
        <text:list-item>
          <text:p text:style-name="P30"><text:span text:style-name="Strong_20_Emphasis">Seta para Cima/Baixo</text:span>: Adiciona ou remove itens do grid de informações.</text:p>
        </text:list-item>
      </text:list>
      <text:p text:style-name="Horizontal_20_Line"/>
      <text:h text:style-name="Heading_20_3" text:outline-level="3"><text:span text:style-name="Strong_20_Emphasis">Grid de Informações</text:span></text:h>
      <text:p text:style-name="Text_20_body">Exibe os itens do pedido com as seguintes colunas configuráveis:</text:p>
      <text:list xml:id="list150853020" text:style-name="L21">
        <text:list-item>
          <text:p text:style-name="P32"><text:soft-page-break/><text:span text:style-name="Strong_20_Emphasis">Composição, Código, Sequência, Ordem, Produto/Serviço, Quantidade, Valor Total</text:span>, entre outros.</text:p>
        </text:list-item>
      </text:list>
      <text:p text:style-name="Horizontal_20_Line"/>
      <text:h text:style-name="Heading_20_3" text:outline-level="3"><text:span text:style-name="Strong_20_Emphasis">Campos da Área Inferior da Tela</text:span></text:h>
      <text:list xml:id="list669841501" text:style-name="L22">
        <text:list-item>
          <text:p text:style-name="P34"><text:span text:style-name="Strong_20_Emphasis">Observação</text:span>: Permite adicionar anotações. Use F8 para expandir o campo.</text:p>
        </text:list-item>
        <text:list-item>
          <text:p text:style-name="P34"><text:span text:style-name="Strong_20_Emphasis">Status</text:span>: Indica se o pedido está ativo ou inativo.</text:p>
        </text:list-item>
        <text:list-item>
          <text:p text:style-name="P34"><text:span text:style-name="Strong_20_Emphasis">Botão Anexos</text:span>: Acessa a aba de anexos.</text:p>
        </text:list-item>
        <text:list-item>
          <text:p text:style-name="P34"><text:span text:style-name="Strong_20_Emphasis">Soma Quant. Produtos</text:span>: Exibe o total de produtos adicionados.</text:p>
        </text:list-item>
        <text:list-item>
          <text:p text:style-name="P34"><text:span text:style-name="Strong_20_Emphasis">Frete, Acréscimo e Desconto</text:span>: Insere valores adicionais ou descontos.</text:p>
        </text:list-item>
        <text:list-item>
          <text:p text:style-name="P33"><text:span text:style-name="Strong_20_Emphasis">Subtotal e Total</text:span>: Calculados após acréscimos e descontos.</text:p>
        </text:list-item>
      </text:list>
      <text:p text:style-name="Horizontal_20_Line"/>
      <text:h text:style-name="Heading_20_3" text:outline-level="3"><text:span text:style-name="Strong_20_Emphasis">Aba Financeiro</text:span></text:h>
      <text:p text:style-name="Text_20_body">Utilizada para gerar parcelas referentes à venda.</text:p>
      <text:list xml:id="list967936403" text:style-name="L23">
        <text:list-item>
          <text:p text:style-name="P36"><text:span text:style-name="Strong_20_Emphasis">Código da Condição de Pagamento</text:span>: Seleção da condição desejada. Utilize o botão "..." para consulta.</text:p>
        </text:list-item>
        <text:list-item>
          <text:p text:style-name="P36"><text:span text:style-name="Strong_20_Emphasis">Parcelas, Intervalo e Mês</text:span>: Configuração da quantidade e intervalo entre parcelas. Marque "Mês" para intervalos de 30 dias.</text:p>
        </text:list-item>
        <text:list-item>
          <text:p text:style-name="P36"><text:span text:style-name="Strong_20_Emphasis">Caixa</text:span>: Selecione o caixa ou banco para geração das parcelas.</text:p>
        </text:list-item>
        <text:list-item>
          <text:p text:style-name="P36"><text:span text:style-name="Strong_20_Emphasis">Botão Gerar Parcelas</text:span>: Cria as parcelas configuradas.</text:p>
        </text:list-item>
        <text:list-item>
          <text:p text:style-name="P35"><text:span text:style-name="Strong_20_Emphasis">Botão Excluir Parcelas</text:span>: Remove todas as parcelas geradas.</text:p>
        </text:list-item>
      </text:list>
      <text:p text:style-name="Horizontal_20_Line"/>
      <text:h text:style-name="Heading_20_3" text:outline-level="3"><text:span text:style-name="Strong_20_Emphasis">Grid de Informações Financeiras</text:span></text:h>
      <text:p text:style-name="Text_20_body">Exibe as parcelas com as seguintes informações:</text:p>
      <text:list xml:id="list1818925173" text:style-name="L24">
        <text:list-item>
          <text:p text:style-name="P37"><text:span text:style-name="Strong_20_Emphasis">Valor, Data de Vencimento, Tipo de Pagamento</text:span>, entre outras.</text:p>
        </text:list-item>
      </text:list>
      <text:p text:style-name="Horizontal_20_Line"/>
      <text:h text:style-name="Heading_20_3" text:outline-level="3"><text:span text:style-name="Strong_20_Emphasis">Alterar Parcela</text:span></text:h>
      <text:p text:style-name="Text_20_body">Para editar uma parcela, clique duas vezes sobre ela. A tela de edição permite modificar:</text:p>
      <text:list xml:id="list1584577261" text:style-name="L25">
        <text:list-item>
          <text:p text:style-name="P38"><text:span text:style-name="Strong_20_Emphasis">Responsável, Tipo de Pagamento, Documento, Nota Fiscal, Status, Valor, Data de Vencimento e Pagamento, Plano de Contas e Histórico.</text:span></text:p>
        </text:list-item>
      </text:list>
      <text:p text:style-name="Horizontal_20_Line"/>
      <text:h text:style-name="Heading_20_3" text:outline-level="3"><text:span text:style-name="Strong_20_Emphasis">Opções Adicionais</text:span></text:h>
      <text:list xml:id="list1899697364" text:style-name="L26">
        <text:list-item>
          <text:p text:style-name="P40"><text:span text:style-name="Strong_20_Emphasis">Excluir</text:span>: Remove todas as parcelas.</text:p>
        </text:list-item>
        <text:list-item>
          <text:p text:style-name="P39"><text:span text:style-name="Strong_20_Emphasis">Reajustar Vencimento</text:span>: Ajusta as datas com base na primeira parcela.</text:p>
        </text:list-item>
      </text:list>
      <text:p text:style-name="Standard"><text:soft-page-break/></text:p>
      <text:h text:style-name="Heading_20_3" text:outline-level="3"><text:span text:style-name="Strong_20_Emphasis">Bloco Comissões</text:span></text:h>
      <text:list xml:id="list2469909296" text:style-name="L8">
        <text:list-item>
          <text:p text:style-name="P9"><text:span text:style-name="Strong_20_Emphasis">Código da Agência</text:span>: Seleção da agência responsável pela venda. Botão "..." abre a tela de consulta de representantes.</text:p>
        </text:list-item>
        <text:list-item>
          <text:p text:style-name="P9"><text:span text:style-name="Strong_20_Emphasis">Código do Funcionário</text:span>: Seleção do funcionário responsável pela venda que receberá a comissão. Botão "..." abre a tela de consulta de funcionários.</text:p>
        </text:list-item>
        <text:list-item>
          <text:p text:style-name="P9"><text:span text:style-name="Strong_20_Emphasis">Código do Representante</text:span>: Seleção do representante que receberá a comissão. Botão "..." abre a tela de consulta correspondente.</text:p>
        </text:list-item>
        <text:list-item>
          <text:p text:style-name="P9"><text:span text:style-name="Strong_20_Emphasis">Comissão</text:span>: Percentual da comissão a ser pago.</text:p>
        </text:list-item>
        <text:list-item>
          <text:p text:style-name="P9"><text:span text:style-name="Strong_20_Emphasis">Cobrar do Cliente</text:span>: Caixa de seleção para incluir o valor da comissão no total da venda.</text:p>
          <text:list>
            <text:list-item>
              <text:p text:style-name="P9"><text:span text:style-name="Strong_20_Emphasis">Yes</text:span>: Efetua a operação e ajusta o valor da venda.</text:p>
            </text:list-item>
            <text:list-item>
              <text:p text:style-name="P8"><text:span text:style-name="Strong_20_Emphasis">No</text:span>: Cancela a operação e mantém o valor original.</text:p>
            </text:list-item>
          </text:list>
        </text:list-item>
      </text:list>
      <text:p text:style-name="Horizontal_20_Line"/>
      <text:h text:style-name="Heading_20_3" text:outline-level="3"><text:span text:style-name="Strong_20_Emphasis">Aba Destinatário (Cliente)</text:span></text:h>
      <text:list xml:id="list171584543" text:style-name="L9">
        <text:list-item>
          <text:p text:style-name="P11"><text:span text:style-name="Strong_20_Emphasis">Atualiza Endereço Automático pelo Cadastro</text:span>: Preenche os campos automaticamente com base no cadastro.</text:p>
        </text:list-item>
        <text:list-item>
          <text:p text:style-name="P11"><text:span text:style-name="Strong_20_Emphasis">Atualizar pelo Cadastro</text:span>: Atualiza os campos manualmente.</text:p>
        </text:list-item>
        <text:list-item>
          <text:p text:style-name="P11"><text:span text:style-name="Strong_20_Emphasis">Abrir Cadastro do Responsável</text:span>: Abre a tela de cadastro do cliente.</text:p>
        </text:list-item>
        <text:list-item>
          <text:p text:style-name="P11"><text:span text:style-name="Strong_20_Emphasis">Tipo</text:span>: Tipo de pessoa (Pessoa Jurídica, Física ou Outros).</text:p>
        </text:list-item>
        <text:list-item>
          <text:p text:style-name="P11"><text:span text:style-name="Strong_20_Emphasis">CNPJ/CPF</text:span>: Exibe o CNPJ ou CPF do cliente.</text:p>
        </text:list-item>
        <text:list-item>
          <text:p text:style-name="P11"><text:span text:style-name="Strong_20_Emphasis">Inscrição Estadual</text:span>: Mostra a inscrição estadual.</text:p>
        </text:list-item>
        <text:list-item>
          <text:p text:style-name="P11"><text:span text:style-name="Strong_20_Emphasis">CEP</text:span>: Exibe o código de endereçamento postal.</text:p>
        </text:list-item>
        <text:list-item>
          <text:p text:style-name="P11"><text:span text:style-name="Strong_20_Emphasis">Endereço, Número, Bairro, Cidade, UF</text:span>: Informações do endereço do cliente.</text:p>
        </text:list-item>
        <text:list-item>
          <text:p text:style-name="P11"><text:span text:style-name="Strong_20_Emphasis">Tipo Contribuinte</text:span>: Indica se o cliente é contribuinte, isento ou não contribuinte.</text:p>
        </text:list-item>
        <text:list-item>
          <text:p text:style-name="P11"><text:span text:style-name="Strong_20_Emphasis">Tabela de Preço</text:span>: Exibe a tabela de preços aplicada ao cliente.</text:p>
        </text:list-item>
        <text:list-item>
          <text:p text:style-name="P11"><text:span text:style-name="Strong_20_Emphasis">Inscrição Municipal</text:span>: Informação da inscrição municipal.</text:p>
        </text:list-item>
        <text:list-item>
          <text:p text:style-name="P11"><text:span text:style-name="Strong_20_Emphasis">E-mail para Envio da Nota Fiscal</text:span>: Endereço de e-mail para envio do XML e PDF.</text:p>
        </text:list-item>
        <text:list-item>
          <text:p text:style-name="P11"><text:span text:style-name="Strong_20_Emphasis">Regime da Empresa</text:span>: Regime tributário do cliente.</text:p>
        </text:list-item>
        <text:list-item>
          <text:p text:style-name="P11"><text:span text:style-name="Strong_20_Emphasis">Perm. Crédito</text:span>: Indica se o cliente pode apropriar crédito de ICMS.</text:p>
        </text:list-item>
        <text:list-item>
          <text:p text:style-name="P10"><text:span text:style-name="Strong_20_Emphasis">Fatura Venda como Previsão</text:span>: Considera a venda uma previsão (não somada aos totais financeiros).</text:p>
        </text:list-item>
      </text:list>
      <text:p text:style-name="Horizontal_20_Line"/>
      <text:h text:style-name="Heading_20_3" text:outline-level="3"><text:span text:style-name="Strong_20_Emphasis">Aba Dados Adicionais</text:span></text:h>
      <text:list xml:id="list1159078666" text:style-name="L10">
        <text:list-item>
          <text:p text:style-name="P13"><text:span text:style-name="Strong_20_Emphasis">Solicitação de Serviço</text:span>: Detalhamento do serviço solicitado.</text:p>
        </text:list-item>
        <text:list-item>
          <text:p text:style-name="P13"><text:span text:style-name="Strong_20_Emphasis">Observação do Serviço</text:span>: Observações adicionais.</text:p>
        </text:list-item>
        <text:list-item>
          <text:p text:style-name="P13"><text:span text:style-name="Strong_20_Emphasis">Quant. Dias Produção</text:span>: Tempo estimado para produção.</text:p>
        </text:list-item>
        <text:list-item>
          <text:p text:style-name="P13"><text:span text:style-name="Strong_20_Emphasis">Botão Mudar Prazo</text:span>: Atualiza a data do campo "Prometido Para".</text:p>
        </text:list-item>
        <text:list-item>
          <text:p text:style-name="P12"><text:span text:style-name="Strong_20_Emphasis">Data de Entrada e Dt Competência</text:span>: Informam a data de entrada e competência.</text:p>
        </text:list-item>
      </text:list>
      <text:p text:style-name="Horizontal_20_Line"/>
      <text:h text:style-name="Heading_20_3" text:outline-level="3"><text:soft-page-break/><text:span text:style-name="Strong_20_Emphasis">Bloco Endereço de Entrega</text:span></text:h>
      <text:list xml:id="list4039010560" text:style-name="L11">
        <text:list-item>
          <text:p text:style-name="P15"><text:span text:style-name="Strong_20_Emphasis">Buscar Endereço</text:span>: Botão para buscar endereços no cadastro do cliente.</text:p>
        </text:list-item>
        <text:list-item>
          <text:p text:style-name="P15"><text:span text:style-name="Strong_20_Emphasis">Cód. Cidade, Cidade, UF, Logradouro, Bairro, Número</text:span>: Informações do endereço de entrega.</text:p>
        </text:list-item>
        <text:list-item>
          <text:p text:style-name="P15"><text:span text:style-name="Strong_20_Emphasis">Nome</text:span>: Nome do responsável pela entrega.</text:p>
        </text:list-item>
        <text:list-item>
          <text:p text:style-name="P14"><text:span text:style-name="Strong_20_Emphasis">E-mail, Telefone, Inscrição Estadual</text:span>: Dados de contato.</text:p>
        </text:list-item>
      </text:list>
      <text:p text:style-name="Horizontal_20_Line"/>
      <text:h text:style-name="Heading_20_3" text:outline-level="3"><text:span text:style-name="Strong_20_Emphasis">Aba Vendas Vinculadas</text:span></text:h>
      <text:list xml:id="list412982468" text:style-name="L12">
        <text:list-item>
          <text:p text:style-name="P16">Exibe vendas agrupadas com colunas: Código, Sequência, Dt Emissão, Razão Social, Nota Fiscal, Dt Faturamento, SubTotal, Total, Status, Acréscimo, Desconto, Tipo, Situação e Modelo.</text:p>
        </text:list-item>
      </text:list>
      <text:p text:style-name="Horizontal_20_Line"/>
      <text:h text:style-name="Heading_20_3" text:outline-level="3"><text:span text:style-name="Strong_20_Emphasis">Aba Anexos</text:span></text:h>
      <text:list xml:id="list180333637" text:style-name="L13">
        <text:list-item>
          <text:p text:style-name="P18"><text:span text:style-name="Strong_20_Emphasis">Inserção de Arquivos</text:span>: Permite adicionar anexos relacionados à venda ou produção.</text:p>
        </text:list-item>
        <text:list-item>
          <text:p text:style-name="P18"><text:span text:style-name="Strong_20_Emphasis">Atualização</text:span>: Opções de Refresh para atualizar a tela.</text:p>
        </text:list-item>
        <text:list-item>
          <text:p text:style-name="P18"><text:span text:style-name="Strong_20_Emphasis">Visualização</text:span>: Modificar o modo de exibição de arquivos.</text:p>
        </text:list-item>
        <text:list-item>
          <text:p text:style-name="P17"><text:span text:style-name="Strong_20_Emphasis">Propriedades</text:span>: Exibe informações adicionais sobre os anexos.</text:p>
        </text:list-item>
      </text:list>
      <text:p text:style-name="Horizontal_20_Line"/>
      <text:h text:style-name="Heading_20_3" text:outline-level="3"><text:span text:style-name="Strong_20_Emphasis">Aba Motor de Cálculo</text:span></text:h>
      <text:list xml:id="list2107869848" text:style-name="L14">
        <text:list-item>
          <text:p text:style-name="P19"><text:span text:style-name="Strong_20_Emphasis">Descrição Indisponível</text:span>: (Aguardando definição).</text:p>
        </text:list-item>
      </text:list>
      <text:p text:style-name="Horizontal_20_Line"/>
      <text:h text:style-name="Heading_20_3" text:outline-level="3"><text:span text:style-name="Strong_20_Emphasis">Aba Atividade</text:span></text:h>
      <text:list xml:id="list3533069996" text:style-name="L15">
        <text:list-item>
          <text:p text:style-name="P21">Histórico de alterações no pedido: Usuário, data, hora, campos alterados, valores anteriores e atuais.</text:p>
        </text:list-item>
        <text:list-item>
          <text:p text:style-name="P20">Inserção de novo registro disponível.</text:p>
        </text:list-item>
      </text:list>
      <text:p text:style-name="Horizontal_20_Line"/>
      <text:h text:style-name="Heading_20_3" text:outline-level="3"><text:span text:style-name="Strong_20_Emphasis">Botões de Ação</text:span></text:h>
      <text:list xml:id="list2259084829" text:style-name="L16">
        <text:list-item>
          <text:p text:style-name="P23"><text:span text:style-name="Strong_20_Emphasis">Novo</text:span>: Inicia um novo pedido.</text:p>
        </text:list-item>
        <text:list-item>
          <text:p text:style-name="P23"><text:span text:style-name="Strong_20_Emphasis">Confirmar</text:span>: Salva o registro.</text:p>
        </text:list-item>
        <text:list-item>
          <text:p text:style-name="P23"><text:span text:style-name="Strong_20_Emphasis">Alterar</text:span>: Permite edição de um registro existente.</text:p>
        </text:list-item>
        <text:list-item>
          <text:p text:style-name="P23"><text:span text:style-name="Strong_20_Emphasis">Cancelar</text:span>: Descarta alterações.</text:p>
        </text:list-item>
        <text:list-item>
          <text:p text:style-name="P23"><text:span text:style-name="Strong_20_Emphasis">Excluir</text:span>: Remove o registro.</text:p>
        </text:list-item>
        <text:list-item>
          <text:p text:style-name="P23"><text:span text:style-name="Strong_20_Emphasis">Setas</text:span>: Navegação entre registros.</text:p>
        </text:list-item>
        <text:list-item>
          <text:p text:style-name="P22"><text:span text:style-name="Strong_20_Emphasis">Consultar</text:span>: Abre listagem de pedidos.</text:p>
        </text:list-item>
      </text:list>
      <text:p text:style-name="Horizontal_20_Line"><text:soft-page-break/></text:p>
      <text:h text:style-name="Heading_20_3" text:outline-level="3"><text:span text:style-name="Strong_20_Emphasis">Menu</text:span></text:h>
      <text:list xml:id="list426288811" text:style-name="L17">
        <text:list-item>
          <text:p text:style-name="P25"><text:span text:style-name="Strong_20_Emphasis">Financeiro</text:span>: Verificação de lançamentos financeiros.</text:p>
        </text:list-item>
        <text:list-item>
          <text:p text:style-name="P25"><text:span text:style-name="Strong_20_Emphasis">Clientes</text:span>: Cadastro de clientes.</text:p>
        </text:list-item>
        <text:list-item>
          <text:p text:style-name="P25"><text:span text:style-name="Strong_20_Emphasis">Reativar Venda</text:span>: Ativa vendas inativas.</text:p>
        </text:list-item>
        <text:list-item>
          <text:p text:style-name="P25"><text:span text:style-name="Strong_20_Emphasis">Retornar para Orçamento</text:span>: Converte venda para orçamento.</text:p>
        </text:list-item>
        <text:list-item>
          <text:p text:style-name="P25"><text:span text:style-name="Strong_20_Emphasis">Verificar Estoque, Duplicar Pedido, Transferir Pedido</text:span>: (Em desenvolvimento).</text:p>
        </text:list-item>
        <text:list-item>
          <text:p text:style-name="P25"><text:span text:style-name="Strong_20_Emphasis">Código de Barras</text:span>:</text:p>
          <text:list>
            <text:list-item>
              <text:p text:style-name="P25"><text:span text:style-name="Strong_20_Emphasis">Auto Preencher</text:span>: Insere código automaticamente.</text:p>
            </text:list-item>
            <text:list-item>
              <text:p text:style-name="P25"><text:span text:style-name="Strong_20_Emphasis">Imprimir</text:span>: Gera lista para impressão.</text:p>
            </text:list-item>
          </text:list>
        </text:list-item>
        <text:list-item>
          <text:p text:style-name="P25"><text:span text:style-name="Strong_20_Emphasis">Lançar Crédito</text:span>: Adiciona crédito ao cliente.</text:p>
        </text:list-item>
        <text:list-item>
          <text:p text:style-name="P24"><text:span text:style-name="Strong_20_Emphasis">Faturar Modificado</text:span>: (Aguardando definição).</text:p>
        </text:list-item>
      </text:list>
      <text:p text:style-name="Horizontal_20_Line"/>
      <text:h text:style-name="Heading_20_3" text:outline-level="3"><text:span text:style-name="Strong_20_Emphasis">Botões de Função</text:span></text:h>
      <text:list xml:id="list2637426804" text:style-name="L18">
        <text:list-item>
          <text:p text:style-name="P27"><text:span text:style-name="Strong_20_Emphasis">Ver Faturamento</text:span>: Exibe detalhes do faturamento.</text:p>
        </text:list-item>
        <text:list-item>
          <text:p text:style-name="P27"><text:span text:style-name="Strong_20_Emphasis">Não Pode Produzir</text:span>: Bloqueia envio do pedido à produção.</text:p>
        </text:list-item>
        <text:list-item>
          <text:p text:style-name="P27"><text:span text:style-name="Strong_20_Emphasis">Produção</text:span>: Envia o pedido à produção.</text:p>
        </text:list-item>
        <text:list-item>
          <text:p text:style-name="P26"><text:span text:style-name="Strong_20_Emphasis">Sair</text:span>: Fecha a tela de pedido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6:03:58.257000000</dc:date>
    <meta:editing-duration>PT49S</meta:editing-duration>
    <meta:editing-cycles>1</meta:editing-cycles>
    <meta:document-statistic meta:table-count="0" meta:image-count="0" meta:object-count="0" meta:page-count="5" meta:paragraph-count="121" meta:word-count="1152" meta:character-count="7215" meta:non-whitespace-character-count="6280"/>
    <meta:generator>LibreOffice/7.3.2.2$Windows_X86_64 LibreOffice_project/49f2b1bff42cfccbd8f788c8dc32c1c309559be0</meta:generator>
  </office:meta>
</office:document-meta>
</file>